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quencial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Execucoes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enha</text:p>
          </table:table-cell>
          <table:table-cell table:number-columns-repeated="3"/>
          <table:table-cell office:value-type="string" calcext:value-type="string">
            <text:p>medi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00807" calcext:value-type="float">
            <text:p>1,00807</text:p>
          </table:table-cell>
          <table:table-cell office:value-type="float" office:value="1.00782" calcext:value-type="float">
            <text:p>1,00782</text:p>
          </table:table-cell>
          <table:table-cell office:value-type="float" office:value="1.00772" calcext:value-type="float">
            <text:p>1,00772</text:p>
          </table:table-cell>
          <table:table-cell table:formula="of:=AVERAGE([.D5:.F5])" office:value-type="float" office:value="1.00787" calcext:value-type="float">
            <text:p>1,0078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45" calcext:value-type="float">
            <text:p>12345</text:p>
          </table:table-cell>
          <table:table-cell office:value-type="float" office:value="2938.47084" calcext:value-type="float">
            <text:p>2938,47084</text:p>
          </table:table-cell>
          <table:table-cell office:value-type="float" office:value="2941.86287" calcext:value-type="float">
            <text:p>2941,86287</text:p>
          </table:table-cell>
          <table:table-cell office:value-type="float" office:value="4610.44662" calcext:value-type="float">
            <text:p>4610,44662</text:p>
          </table:table-cell>
          <table:table-cell table:formula="of:=AVERAGE([.D6:.F6])" office:value-type="float" office:value="3496.92677666667" calcext:value-type="float">
            <text:p>3496,9267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1B2C</text:p>
          </table:table-cell>
          <table:table-cell office:value-type="float" office:value="2877.83682" calcext:value-type="float">
            <text:p>2877,83682</text:p>
          </table:table-cell>
          <table:table-cell office:value-type="float" office:value="2245.46748" calcext:value-type="float">
            <text:p>2245,46748</text:p>
          </table:table-cell>
          <table:table-cell office:value-type="float" office:value="1602.05107" calcext:value-type="float">
            <text:p>1602,05107</text:p>
          </table:table-cell>
          <table:table-cell table:formula="of:=AVERAGE([.D7:.F7])" office:value-type="float" office:value="2241.78512333333" calcext:value-type="float">
            <text:p>2241,7851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23ZZ</text:p>
          </table:table-cell>
          <table:table-cell office:value-type="float" office:value="3990.1594" calcext:value-type="float">
            <text:p>3990,15940</text:p>
          </table:table-cell>
          <table:table-cell office:value-type="float" office:value="3036.1214" calcext:value-type="float">
            <text:p>3036,12140</text:p>
          </table:table-cell>
          <table:table-cell office:value-type="float" office:value="3550.346" calcext:value-type="float">
            <text:p>3550,34600</text:p>
          </table:table-cell>
          <table:table-cell table:formula="of:=AVERAGE([.D8:.F8])" office:value-type="float" office:value="3525.54226666667" calcext:value-type="float">
            <text:p>3525,5422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CEL</text:p>
          </table:table-cell>
          <table:table-cell office:value-type="float" office:value="52.08223" calcext:value-type="float">
            <text:p>52,08223</text:p>
          </table:table-cell>
          <table:table-cell office:value-type="float" office:value="52.11645" calcext:value-type="float">
            <text:p>52,11645</text:p>
          </table:table-cell>
          <table:table-cell office:value-type="float" office:value="51.8379" calcext:value-type="float">
            <text:p>51,83790</text:p>
          </table:table-cell>
          <table:table-cell table:formula="of:=AVERAGE([.D9:.F9])" office:value-type="float" office:value="52.0121933333333" calcext:value-type="float">
            <text:p>52,0121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9999" calcext:value-type="float">
            <text:p>99999</text:p>
          </table:table-cell>
          <table:table-cell office:value-type="float" office:value="5995.60746" calcext:value-type="float">
            <text:p>5995,60746</text:p>
          </table:table-cell>
          <table:table-cell office:value-type="float" office:value="3684.9908" calcext:value-type="float">
            <text:p>3684,99080</text:p>
          </table:table-cell>
          <table:table-cell office:value-type="float" office:value="3445.61914" calcext:value-type="float">
            <text:p>3445,61914</text:p>
          </table:table-cell>
          <table:table-cell table:formula="of:=AVERAGE([.D10:.F10])" office:value-type="float" office:value="4375.4058" calcext:value-type="float">
            <text:p>4375,40580</text:p>
          </table:table-cell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08:12:02.301567956</meta:creation-date>
    <dc:date>2019-07-06T08:36:11.502367107</dc:date>
    <meta:editing-duration>PT24M8S</meta:editing-duration>
    <meta:editing-cycles>5</meta:editing-cycles>
    <meta:generator>LibreOffice/6.2.4.2$Linux_X86_64 LibreOffice_project/20$Build-2</meta:generator>
    <meta:document-statistic meta:table-count="1" meta:cell-count="34" meta:object-count="0"/>
  </office:meta>
</office:document-meta>
</file>